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WW8Num1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fo:font-weight="bold" style:font-weight-asian="bold" style:font-weight-complex="bold"/>
    </style:style>
    <style:style style:name="P5" style:family="paragraph" style:parent-style-name="Standard" style:list-style-name="WW8Num1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324186" text:style-name="WW8Num1">
        <text:list-item>
          <text:p text:style-name="P5"><text:span text:style-name="T1">select count(*) from ip where ip.date_ip_out is null and ip.num_ip not like '%</text:span>С<text:span text:style-name="T1">%' and SISP_TTL not containing 'ИМУЩЕСТВЕННОГО ХАРАКТЕРА.АЛИМЕНТЫ'</text:span></text:p>
        </text:list-item>
        <text:list-item>
          <text:p text:style-name="P2">select count(*) from ip where ip.date_ip_out is null and ip.num_ip not like '%С%' and ip.sum_ &lt;= 100 and ip.sum_ &lt;&gt; 0</text:p>
        </text:list-item>
        <text:list-item>
          <text:p text:style-name="P2">select count(*) from ip where ip.date_ip_out is null and ip.num_ip not like '%С%' and ip.sum_ &lt;= 500 and ip.sum_ &gt; 100</text:p>
        </text:list-item>
        <text:list-item>
          <text:p text:style-name="P2">select count(*) from ip where ip.date_ip_out is null and ip.num_ip not like '%С%' and SISP_TTL containing 'ИМУЩЕСТВЕННОГО ХАРАКТЕРА.НАЛОГИ И СБОРЫ.ГОСПОШЛИНА'</text:p>
        </text:list-item>
        <text:list-item>
          <text:p text:style-name="P2">select count(*) from ip where ip.date_ip_out is null and ip.num_ip not like '%С%' and SISP_TTL containing 'ИМУЩЕСТВЕННОГО ХАРАКТЕРА.НАЛОГИ И СБОРЫ.ГОСПОШЛИНА' and ip.sum_ &lt;= 100 and ip.sum_ &lt;&gt; 0</text:p>
        </text:list-item>
        <text:list-item>
          <text:p text:style-name="P2">select count(*) from ip where ip.date_ip_out is null and ip.num_ip not like '%С%' and SISP_TTL containing 'ИМУЩЕСТВЕННОГО ХАРАКТЕРА.НАЛОГИ И СБОРЫ.ГОСПОШЛИНА' and ip.sum_ &lt;= 500 and ip.sum_ &gt; 100</text:p>
        </text:list-item>
        <text:list-item>
          <text:p text:style-name="P2">select count(*) from ip where ip.date_ip_out is null and ip.num_ip not like '%С%' and SISP_TTL containing 'ИМУЩЕСТВЕННОГО ХАРАКТЕРА.ШТРАФ.ШТРАФ СУДА КАК ВИД АДМИНИСТРАТИВНОГО НАКАЗАНИЯ'</text:p>
        </text:list-item>
        <text:list-item>
          <text:p text:style-name="P2">select count(*) from ip where ip.date_ip_out is null and ip.num_ip not like '%С%' and SISP_TTL containing 'ИМУЩЕСТВЕННОГО ХАРАКТЕРА.ШТРАФ.ШТРАФ СУДА КАК ВИД АДМИНИСТРАТИВНОГО НАКАЗАНИЯ' and ip.sum_ &lt;= 100 and ip.sum_ &lt;&gt; 0</text:p>
        </text:list-item>
        <text:list-item>
          <text:p text:style-name="P2">select count(*) from ip where ip.date_ip_out is null and ip.num_ip not like '%С%' and SISP_TTL containing 'ИМУЩЕСТВЕННОГО ХАРАКТЕРА.ШТРАФ.ШТРАФ СУДА КАК ВИД АДМИНИСТРАТИВНОГО НАКАЗАНИЯ' and ip.sum_ &lt;= 500 and ip.sum_ &gt; 100</text:p>
        </text:list-item>
        <text:list-item>
          <text:p text:style-name="P2">select count(*) from ip where ip.date_ip_out is null and ip.num_ip not like '%С%' and VID_ORG_ID_TTL containing 'СУДЕБНЫЕ ОРГАНЫ.МИРОВОЙ СУДЬЯ' and SISP_TTL containing 'ИМУЩЕСТВЕННОГО ХАРАКТЕРА.НАЛОГИ И СБОРЫ' and SISP_TTL &lt;&gt; 'ИМУЩЕСТВЕННОГО ХАРАКТЕРА.НАЛОГИ И СБОРЫ.ГОСПОШЛИНА'</text:p>
        </text:list-item>
        <text:list-item>
          <text:p text:style-name="P2">select count(*) from ip where ip.date_ip_out is null and ip.num_ip not like '%С%' and VID_ORG_ID_TTL containing 'СУДЕБНЫЕ ОРГАНЫ.МИРОВОЙ СУДЬЯ' and SISP_TTL containing 'ИМУЩЕСТВЕННОГО ХАРАКТЕРА.НАЛОГИ И СБОРЫ' and SISP_TTL &lt;&gt; 'ИМУЩЕСТВЕННОГО ХАРАКТЕРА.НАЛОГИ И СБОРЫ.ГОСПОШЛИНА' and ip.sum_ &lt;= 100 and ip.sum_ &lt;&gt; 0</text:p>
        </text:list-item>
        <text:list-item>
          <text:p text:style-name="P2">select count(*) from ip where ip.date_ip_out is null and ip.num_ip not like '%С%' and VID_ORG_ID_TTL containing 'СУДЕБНЫЕ ОРГАНЫ.МИРОВОЙ СУДЬЯ' and SISP_TTL containing 'ИМУЩЕСТВЕННОГО ХАРАКТЕРА.НАЛОГИ И СБОРЫ' and SISP_TTL &lt;&gt; 'ИМУЩЕСТВЕННОГО ХАРАКТЕРА.НАЛОГИ И СБОРЫ.ГОСПОШЛИНА' and ip.sum_ &lt;= 500 and ip.sum_ &gt; 100</text:p>
        </text:list-item>
        <text:list-item>
          <text:p text:style-name="P2">select count(*) from ip where ip.date_ip_out is null and ip.num_ip not like '%С%' and SISP_TTL containing 'ИМУЩЕСТВЕННОГО ХАРАКТЕРА.ШТРАФ.ШТРАФ ГИБДД'</text:p>
        </text:list-item>
        <text:list-item>
          <text:p text:style-name="P2">select count(*) from ip where ip.date_ip_out is null and ip.num_ip not like '%С%' and SISP_TTL containing 'ИМУЩЕСТВЕННОГО ХАРАКТЕРА.ШТРАФ.ШТРАФ ГИБДД' and ip.sum_ &lt;= 100 and ip.sum_ &lt;&gt; 0</text:p>
        </text:list-item>
        <text:list-item>
          <text:p text:style-name="P2">select count(*) from ip where ip.date_ip_out is null and ip.num_ip not like '%С%' and SISP_TTL containing 'ИМУЩЕСТВЕННОГО ХАРАКТЕРА.ШТРАФ.ШТРАФ ГИБДД' and ip.sum_ &lt;= 500 and ip.sum_ &gt; 100</text:p>
        </text:list-item>
        <text:list-item>
          <text:p text:style-name="P2"><text:soft-page-break/>select count(*) from ip where ip.date_ip_out is null and ip.num_ip not like '%С%' and SISP_TTL containing 'ИМУЩЕСТВЕННОГО ХАРАКТЕРА.СТРАХОВЫЕ ВЗНОСЫ'</text:p>
        </text:list-item>
        <text:list-item>
          <text:p text:style-name="P2">select count(*) from ip where ip.date_ip_out is null and ip.num_ip not like '%С%' and SISP_TTL containing 'ИМУЩЕСТВЕННОГО ХАРАКТЕРА.СТРАХОВЫЕ ВЗНОСЫ' and ip.sum_ &lt;= 100 and ip.sum_ &lt;&gt; 0</text:p>
        </text:list-item>
        <text:list-item>
          <text:p text:style-name="P2">select count(*) from ip where ip.date_ip_out is null and ip.num_ip not like '%С%' and SISP_TTL containing 'ИМУЩЕСТВЕННОГО ХАРАКТЕРА.СТРАХОВЫЕ ВЗНОСЫ' and ip.sum_ &lt;= 500 and ip.sum_ &gt; 100</text:p>
        </text:list-item>
        <text:list-item>
          <text:p text:style-name="P2">select count(*) from ip where ip.date_ip_out is null and ip.num_ip not like '%С%' and SISP_TTL containing 'ИМУЩЕСТВЕННОГО ХАРАКТЕРА.АЛИМЕНТЫ'</text:p>
        </text:list-item>
        <text:list-item>
          <text:p text:style-name="P2">select count(*) from ip where ip.date_ip_out is null and ip.num_ip not like '%С%' and SISP_TTL containing 'ИМУЩЕСТВЕННОГО ХАРАКТЕРА.КРЕДИТНЫЕ ПЛАТЕЖИ'</text:p>
        </text:list-item>
        <text:list-item>
          <text:p text:style-name="P2">select count(*) from ip where ip.date_ip_out is null and ip.num_ip not like '%С%' and SISP_TTL containing 'ИМУЩЕСТВЕННОГО ХАРАКТЕРА.КОММУНАЛЬНЫЕ ПЛАТЕЖИ'</text:p>
        </text:list-item>
      </text:list>
      <text:p text:style-name="P1"/>
      <text:p text:style-name="P4">Неоконченные с прошлого года</text:p>
      <text:p text:style-name="P3"><text:s/>select count(*) from ip where DATE_IP_IN &lt;"01.01.2010" and DATE_IP_OUT is nu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1</dc:title>
    <meta:initial-creator>INFOR11</meta:initial-creator>
    <meta:creation-date>2010-08-26T09:40:00</meta:creation-date>
    <dc:date>2010-09-08T14:22:54.19</dc:date>
    <meta:editing-cycles>15</meta:editing-cycles>
    <meta:editing-duration>PT03H50M15S</meta:editing-duration>
    <meta:generator>OpenOffice.org/3.2$Win32 OpenOffice.org_project/320m12$Build-9483</meta:generator>
    <meta:document-statistic meta:table-count="0" meta:image-count="0" meta:object-count="0" meta:page-count="2" meta:paragraph-count="23" meta:word-count="575" meta:character-count="4110"/>
  </office:meta>
</office:document-meta>
</file>